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c6b" officeooo:paragraph-rsid="0019fc6b"/>
    </style:style>
    <style:style style:name="P2" style:family="paragraph" style:parent-style-name="Standard">
      <style:text-properties fo:font-size="14pt" officeooo:rsid="0019fc6b" officeooo:paragraph-rsid="0019fc6b" style:font-size-asian="14pt" style:font-size-complex="14pt"/>
    </style:style>
    <style:style style:name="P3" style:family="paragraph" style:parent-style-name="Standard">
      <style:text-properties fo:font-size="14pt" officeooo:rsid="0019fc6b" officeooo:paragraph-rsid="0019fc6b" fo:background-color="#66ccff" style:font-size-asian="14pt" style:font-size-complex="14pt"/>
    </style:style>
    <style:style style:name="P4" style:family="paragraph" style:parent-style-name="Standard">
      <style:text-properties fo:color="#000000" fo:font-size="14pt" officeooo:rsid="0019fc6b" officeooo:paragraph-rsid="0019fc6b" style:font-size-asian="14pt" style:font-size-complex="14pt"/>
    </style:style>
    <style:style style:name="P5" style:family="paragraph" style:parent-style-name="Standard">
      <style:text-properties fo:color="#000000" fo:font-size="14pt" officeooo:rsid="0019fc6b" officeooo:paragraph-rsid="001b9888" style:font-size-asian="14pt" style:font-size-complex="14pt"/>
    </style:style>
    <style:style style:name="P6" style:family="paragraph" style:parent-style-name="Standard">
      <style:text-properties fo:color="#000000" fo:font-size="14pt" officeooo:rsid="001b4c6a" officeooo:paragraph-rsid="001b4c6a" style:font-size-asian="14pt" style:font-size-complex="14pt"/>
    </style:style>
    <style:style style:name="P7" style:family="paragraph" style:parent-style-name="Standard">
      <style:text-properties fo:color="#000000" fo:font-size="14pt" fo:font-weight="bold" officeooo:rsid="0019fc6b" officeooo:paragraph-rsid="0019fc6b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fo:font-size="14pt" fo:font-weight="bold" officeooo:rsid="001b4c6a" officeooo:paragraph-rsid="001b4c6a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fo:font-weight="bold" officeooo:rsid="001ea288" officeooo:paragraph-rsid="001ea288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fo:font-size="14pt" officeooo:rsid="001b4c6a" officeooo:paragraph-rsid="001b4c6a" fo:background-color="transparent" style:font-size-asian="14pt" style:font-size-complex="14pt"/>
    </style:style>
    <style:style style:name="P11" style:family="paragraph" style:parent-style-name="Standard">
      <style:text-properties fo:color="#000000" fo:font-size="14pt" fo:font-weight="normal" officeooo:rsid="001b4c6a" officeooo:paragraph-rsid="001de07f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5pt" fo:font-weight="bold" officeooo:rsid="0019fc6b" officeooo:paragraph-rsid="0019fc6b" style:font-size-asian="15pt" style:font-weight-asian="bold" style:font-size-complex="15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ff0000"/>
    </style:style>
    <style:style style:name="T3" style:family="text">
      <style:text-properties fo:color="#ff0000" fo:background-color="transparent" loext:char-shading-value="0"/>
    </style:style>
    <style:style style:name="T4" style:family="text">
      <style:text-properties fo:color="#ff0000" fo:background-color="#66ccff" loext:char-shading-value="0"/>
    </style:style>
    <style:style style:name="T5" style:family="text">
      <style:text-properties fo:color="#ff0000" officeooo:rsid="001b9888" fo:background-color="#66ccff" loext:char-shading-value="0"/>
    </style:style>
    <style:style style:name="T6" style:family="text">
      <style:text-properties fo:color="#000000" fo:background-color="transparent" loext:char-shading-value="0"/>
    </style:style>
    <style:style style:name="T7" style:family="text">
      <style:text-properties officeooo:rsid="001b4c6a"/>
    </style:style>
    <style:style style:name="T8" style:family="text">
      <style:text-properties fo:background-color="#66ccff" loext:char-shading-value="0"/>
    </style:style>
    <style:style style:name="T9" style:family="text">
      <style:text-properties officeooo:rsid="001b9888" fo:background-color="#66ccff" loext:char-shading-value="0"/>
    </style:style>
    <style:style style:name="T10" style:family="text">
      <style:text-properties style:text-underline-style="solid" style:text-underline-width="auto" style:text-underline-color="font-color" fo:font-weight="normal" officeooo:rsid="001b4c6a" fo:background-color="transparent" loext:char-shading-value="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b9888"/>
    </style:style>
    <style:style style:name="T12" style:family="text">
      <style:text-properties fo:background-color="#99ff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officeooo:rsid="001b9888"/>
    </style:style>
    <style:style style:name="T16" style:family="text">
      <style:text-properties officeooo:rsid="001c16e5"/>
    </style:style>
    <style:style style:name="T17" style:family="text">
      <style:text-properties officeooo:rsid="001de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>OSNOVNO</text:p>
      <text:p text:style-name="P1"/>
      <text:p text:style-name="P2">sudo iptables -A <text:span text:style-name="T3">INPUT/FORWARD/OUTPUT</text:span></text:p>
      <text:p text:style-name="P4"><text:span text:style-name="T1">-i <text:s/>eth0</text:span></text:p>
      <text:p text:style-name="P4"><text:span text:style-name="T1">-s 192.168.10.0/24</text:span></text:p>
      <text:p text:style-name="P3">-p tcp --<text:span text:style-name="T16">sport 80 </text:span>--dport 80 </text:p>
      <text:p text:style-name="P2">-d <text:span text:style-name="T6">10.10.0.0/24</text:span></text:p>
      <text:p text:style-name="P2">-j <text:span text:style-name="T2">ACCEPT/DROP/REJECT</text:span></text:p>
      <text:p text:style-name="P2"><text:span text:style-name="T2"/></text:p>
      <text:p text:style-name="P2"><text:span text:style-name="T2"/></text:p>
      <text:p text:style-name="P4"/>
      <text:p text:style-name="P7"><text:span text:style-name="T14">MODULI </text:span>(napredne možnosti) – <text:span text:style-name="T7">za vsak modul svoja oznaka </text:span><text:span text:style-name="T10">-m</text:span></text:p>
      <text:p text:style-name="P4"/>
      <text:p text:style-name="P2">-m conntrack --ctstate ESTABLISHED,RELATED </text:p>
      <text:p text:style-name="P2">-m iprange --src-range <text:span text:style-name="T2">192.168.10.0-192.168.10.20</text:span> --dst-range <text:span text:style-name="T2">192.168.11.0-192.168.11.20</text:span></text:p>
      <text:p text:style-name="P5"><text:span text:style-name="T8">-p tcp/</text:span><text:span text:style-name="T9">udp</text:span><text:span text:style-name="T8"> </text:span></text:p>
      <text:p text:style-name="P5">-m m<text:span text:style-name="T15">ultiport</text:span> --sports 80,443,21,22,23 <text:s/>// <text:span text:style-name="T15">potrebno je </text:span><text:span text:style-name="T11">posebej narediti za sports in dports</text:span></text:p>
      <text:p text:style-name="P5">-<text:span text:style-name="T15">m multiport </text:span>--dports 80,443,21,22,23 <text:s/></text:p>
      <text:p text:style-name="P4"/>
      <text:p text:style-name="P6"><text:span text:style-name="T13">iptables-save &gt; /etc/iptables.rules </text:span><text:s text:c="2"/>// shrani <text:s/>iptables konfiguracijo <text:span text:style-name="T12">IPTABLES -L</text:span></text:p>
      <text:p text:style-name="P6"><text:span text:style-name="T12"/></text:p>
      <text:p text:style-name="P8">nano /etc/network/interfaces</text:p>
      <text:p text:style-name="P10"/>
      <text:p text:style-name="P11">// <text:span text:style-name="T17">preden se aktivira mrežna kartica se obnovijo iptables pravila</text:span></text:p>
      <text:p text:style-name="P11"/>
      <text:p text:style-name="P8">pre-up iptables-restore &lt; /etc/iptables.rules <text:s/></text:p>
      <text:p text:style-name="P8"/>
      <text:p text:style-name="P9">iptables-apply /etc/iptables.rules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18:52.693295625</meta:creation-date>
    <dc:date>2016-08-29T15:10:16.917819223</dc:date>
    <meta:editing-duration>PT10M5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91" meta:character-count="721" meta:non-whitespace-character-count="642"/>
  </office:meta>
</office:document-meta>
</file>